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/>
    <style:font-face style:name="IPA P明朝" svg:font-family="'IPA P明朝'"/>
    <style:font-face style:name="OpenSymbol" svg:font-family="OpenSymbol"/>
    <style:font-face style:name="VL ゴシック1" svg:font-family="'VL ゴシック'"/>
    <style:font-face style:name="Bitstream Vera Sans Mono" svg:font-family="'Bitstream Vera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adornments="標準" style:font-family-generic="modern" style:font-pitch="fixed"/>
    <style:font-face style:name="VL ゴシック2" svg:font-family="'VL ゴシック'" style:font-family-generic="modern" style:font-pitch="fixed"/>
    <style:font-face style:name="IPA P明朝1" svg:font-family="'IPA P明朝'" style:font-adornments="標準" style:font-pitch="variable"/>
    <style:font-face style:name="IPA明朝" svg:font-family="IPA明朝" style:font-adornments="標準" style:font-pitch="variable"/>
    <style:font-face style:name="IPA Pゴシック1" svg:font-family="'IPA Pゴシック'" style:font-adornments="標準" style:font-family-generic="swiss" style:font-pitch="variable"/>
    <style:font-face style:name="VL ゴシック" svg:font-family="'VL 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DebianとLibreOffice</text:title></text:p>
      <text:p text:style-name="Signature"><text:initial-creator text:fixed="true"/>あわしろ　いくや</text:p>
      <text:p text:style-name="Signature"/>
      <text:h text:style-name="Heading_20_1" text:outline-level="1">自己紹介</text:h>
      <text:h text:style-name="Heading_20_1" text:outline-level="1">OOoのあらすじ</text:h>
      <text:p text:style-name="Text_20_body">1999/8/??…Sun MicrosystemsがStarOfficeの開発企業を買収</text:p>
      <text:p text:style-name="Text_20_body">2000/10/13…後にOOoとなるソースコード公開</text:p>
      <text:p text:style-name="Text_20_body">2002/5/1…OOo 1.0リリース</text:p>
      <text:p text:style-name="Text_20_body">2009/4/20…OracleによるSunの買収を発表</text:p>
      <text:p text:style-name="Text_20_body">2010/1/27…Oracleによる買収完了</text:p>
      <text:p text:style-name="Text_20_body">2010/6/4…OOo 3.2.1リリース</text:p>
      <text:p text:style-name="Text_20_body">2011/1/25…最終バージョンの3.3.0リリース</text:p>
      <text:h text:style-name="Heading_20_1" text:outline-level="1">LibreOffice①</text:h>
      <text:p text:style-name="Text_20_body">2010/9/28…The Document FoundationとLibreOfficeのリリースを発表</text:p>
      <text:p text:style-name="Text_20_body">OOoのコミュニティメンバーで結成</text:p>
      <text:p text:style-name="Text_20_body">OOoの商標の移譲をOracleに求めてみたり</text:p>
      <text:p text:style-name="Text_20_body">2011/1/25…LibreOffice 3.3.0リリース</text:p>
      <text:p text:style-name="Text_20_body">2011/6/3…LibreOffice 3.4.0リリース</text:p>
      <text:p text:style-name="Text_20_body">2012/2/14…LibreOffice 3.5.0リリース</text:p>
      <text:p text:style-name="Text_20_body">2012/2/20…TDFが財団に</text:p>
      <text:h text:style-name="Heading_20_1" text:outline-level="1">LibreOffice②</text:h>
      <text:h text:style-name="Heading_20_2" text:outline-level="2">かなり普通の開発体制になった</text:h>
      <text:p text:style-name="Text_20_body">ソースコードはgitで管理</text:p>
      <text:p text:style-name="Text_20_body">契約書にサインしなくてもpushされる</text:p>
      <text:p text:style-name="Text_20_body">ライセンスはLGPLとMPL</text:p>
      <text:p text:style-name="Text_20_body">毎月リリース、半年に1度メジャーバージョンアップ</text:p>
      <text:p text:style-name="Text_20_body">今は8月リリースに向けて3.6を開発中</text:p>
      <text:h text:style-name="Heading_20_1" text:outline-level="1">Apache OpenOffice</text:h>
      <text:p text:style-name="Text_20_body">2011/4/15…OracleがOOoの開発中止を発表</text:p>
      <text:p text:style-name="Text_20_body">2011/4/20…担当社員を全員解雇</text:p>
      <text:p text:style-name="Text_20_body"><text:soft-page-break/>2011/6/1…Apacheへの移管を発表</text:p>
      <text:p text:style-name="Text_20_body">2011/6/13…ApacheのIncubatorプロジェクトに承認</text:p>
      <text:p text:style-name="Text_20_body">2011/11/17…名称を”Apache Openoffce”に決定</text:p>
      <text:p text:style-name="Text_20_body">2011/11/31…ライセンスをAL 2に変更する作業完了</text:p>
      <text:p text:style-name="Text_20_body">2012/5/8…AOO 3.4.0リリース</text:p>
      <text:p text:style-name="Text_20_body">2012/5/17…AOO 3.4.0 100万ダウンロード</text:p>
      <text:p text:style-name="Text_20_body">2012/5/21…Lotus Symphonyのコード公開</text:p>
      <text:p text:style-name="Text_20_body">2012/5/27…AOO 3.4.0 200万ダウンロード</text:p>
      <text:h text:style-name="Heading_20_1" text:outline-level="1">Apache OpenOffice②</text:h>
      <text:h text:style-name="Heading_20_2" text:outline-level="2">Lotus Symphony</text:h>
      <text:p text:style-name="Text_20_body">IBMが2008/5/30にリリース</text:p>
      <text:p text:style-name="Text_20_body">OOoとEclipseをベース</text:p>
      <text:p text:style-name="Text_20_body">Sunから特別なライセンス</text:p>
      <text:p text:style-name="Text_20_body">ワープロ・表計算・プレゼン・Webブラウザ</text:p>
      <text:p text:style-name="Text_20_body">Windows/Linuxで動作</text:p>
      <text:p text:style-name="Text_20_body">無償配布</text:p>
      <text:p text:style-name="Text_20_body">2012/1/23…最終バージョンの3.0.1リリース</text:p>
      <text:h text:style-name="Heading_20_1" text:outline-level="1">OOo meets Debian</text:h>
      <text:h text:style-name="Heading_20_2" text:outline-level="2">最初のアップロードは2001/10/23</text:h>
      <text:p text:style-name="Text_20_body">2002/4/24…0.641d.cvs20020424-1をアップロード</text:p>
      <text:p text:style-name="Text_20_body">2002/5/1…OOo 1.0リリース</text:p>
      <text:p text:style-name="Text_20_body">2002/5/2…OOo 1.0 sid入り</text:p>
      <text:p text:style-name="Text_20_body">2002/7/11…OOo 1.0.1 sid入り</text:p>
      <text:h text:style-name="Heading_20_2" text:outline-level="2">現在のメンテナンス体制</text:h>
      <text:p text:style-name="Text_20_body">Rene EngelhardさんとBjoern Michaelsenさん(Canonical)の二人体制</text:p>
      <text:p text:style-name="Text_20_body">とはいえ、パッケージに関してはReneさんの作業量が多い</text:p>
      <text:p text:style-name="Text_20_body">Bjoernさんはupstreamの作業が多い</text:p>
      <text:p text:style-name="Text_20_body">Bjoernさんはビルドのスペシャリスト、Reneさんはパッケージングのスペシャリスト</text:p>
      <text:h text:style-name="Heading_20_1" text:outline-level="1">LibOのパッケージの背景</text:h>
      <text:p text:style-name="Text_20_body">OOo 3.3.0に関する作業が行われた形跡が全くない</text:p>
      <text:p text:style-name="Text_20_body">以前はベータ版でも作業が行われていた</text:p>
      <text:p text:style-name="Text_20_body">Reneさんはかなり早い段階からTDFに誘われていたことがわかる</text:p>
      <text:p text:style-name="Text_20_body">確かにFounderの一人になっている</text:p>
      <text:p text:style-name="Text_20_body">http://www.documentfoundation.org/foundation/history/</text:p>
      <text:p text:style-name="Text_20_body">その時点でLibOがDebianに入ることは確定的だった</text:p>
      <text:p text:style-name="Text_20_body"><text:soft-page-break/>LibOがsidで使えるようになったのが2012/2/6</text:p>
      <text:p text:style-name="Text_20_body">現在でもOpenOffice.orgのパッケージはあるものの、LibreOfficeへの移行用ダミーパッケージ</text:p>
      <text:p text:style-name="Text_20_body"/>
      <text:h text:style-name="Heading_20_1" text:outline-level="1">LibreOfficeパッケージ</text:h>
      <text:h text:style-name="Heading_20_2" text:outline-level="2">libreoffice-3.5.3を例に</text:h>
      <text:p text:style-name="Text_20_body">ソースを取得後df -hすると3.2GB</text:p>
      <text:p text:style-name="Text_20_body">rulesをwc -lすると3146</text:p>
      <text:p text:style-name="Text_20_body">controlをwc -lすると3380</text:p>
      <text:p text:style-name="Text_20_body">changelogをwc -lすると9763</text:p>
      <text:p text:style-name="Text_20_body">builddでのビルド時間は6時間40分(i386)</text:p>
      <text:p text:style-name="Text_20_body">必要なディスクスペースは17.04GB</text:p>
      <text:p text:style-name="Text_20_body">パッチはquiltで管理</text:p>
      <text:h text:style-name="Heading_20_2" text:outline-level="2">Debパッケージの注意点</text:h>
      <text:p text:style-name="Text_20_body">得てしてオフィシャルのバイナリを前提とした説明をされる</text:p>
      <text:p text:style-name="Text_20_body">拡張機能は一切インストールされないので、あとからインストールする。たいていはパッケージ化されている</text:p>
      <text:p text:style-name="Text_20_body">libreoffice-gnome/libreoffice-gtk3/libreoffice-kdeのインストールを忘れない</text:p>
      <text:h text:style-name="Heading_20_1" text:outline-level="1">LibO関連パッケージ</text:h>
      <text:h text:style-name="Heading_20_2" text:outline-level="2">ooohg</text:h>
      <text:p text:style-name="Text_20_body">Set of 1600 free of charge maps for libreoffice/openoffice.org</text:p>
      <text:h text:style-name="Heading_20_2" text:outline-level="2">openclipart-libreoffice</text:h>
      <text:p text:style-name="Text_20_body">clip art for OpenOffice.org/LibreOffice gallery</text:p>
      <text:h text:style-name="Heading_20_2" text:outline-level="2">writer2latex</text:h>
      <text:p text:style-name="Text_20_body">OpenOffice.org Writer/Calc to LaTeX/XHTML converter</text:p>
      <text:h text:style-name="Heading_20_1" text:outline-level="1">翻訳のこと</text:h>
      <text:h text:style-name="Heading_20_2" text:outline-level="2">皆さんにお願い</text:h>
      <text:p text:style-name="Text_20_body">discuss@ja.libreoffice.orgを購読してね</text:p>
      <text:p text:style-name="Text_20_body">翻訳の指摘（誤訳やわかりにくいものなど）</text:p>
      <text:p text:style-name="Text_20_body">専門的な知識の教示</text:p>
      <text:p text:style-name="Text_20_body">英語、日本語、ワープロ、表計算（特に関数）、ドロー、Windows、Mac、Linux、数式、データベース、PDF、印刷 etc...</text:p>
      <text:p text:style-name="Text_20_body">間接的にDebianへの貢献にもなりますよ！</text:p>
      <text:h text:style-name="Heading_20_1" text:outline-level="1"><text:soft-page-break/>AOOとDebian</text:h>
      <text:h text:style-name="Heading_20_2" text:outline-level="2">6月上旬現在、パッケージなし</text:h>
      <text:p text:style-name="Text_20_body">怪しいリポジトリはある</text:p>
      <text:p text:style-name="Text_20_body">http://apacheoo-deb.sourceforge.net/</text:p>
      <text:p text:style-name="Text_20_body">オフィシャルビルドのDebパッケージをaptで取れるようにしているだけ</text:p>
      <text:p text:style-name="Text_20_body">ちなみにlaunchpadにプロジェクトはあるけどパッケージはない</text:p>
      <text:p text:style-name="Text_20_body">https://launchpad.net/~apacheopenoffice</text:p>
      <text:h text:style-name="Heading_20_2" text:outline-level="2">オフィシャルビルドのDebパッケージ</text:h>
      <text:h text:style-name="Heading_20_3" text:outline-level="3">EPMで生成</text:h>
      <text:p text:style-name="Text_20_body">ESP Package Manager</text:p>
      <text:p text:style-name="Text_20_body">これはLibreOfficeも一緒</text:p>
      <text:p text:style-name="Text_20_body">原作者はCUPSの作者</text:p>
      <text:p text:style-name="Text_20_body">RPMとかDebパッケージを生成するもの</text:p>
      <text:p text:style-name="Text_20_body">すなわち、debianフォルダがあるわけじゃない</text:p>
      <text:p text:style-name="Text_20_body">どうやってもオフィシャルにならない</text:p>
      <text:h text:style-name="Heading_20_3" text:outline-level="3">3月にdebian-usersとdebian-openofficeでAOOに関する投稿あり</text:h>
      <text:p text:style-name="Text_20_body">http://lists.debian.org/debian-user/2012/03/msg00824.html</text:p>
      <text:p text:style-name="Text_20_body">http://lists.debian.org/debian-openoffice/2012/03/msg00103.html</text:p>
      <text:p text:style-name="Text_20_body">いずれもReneさんが激しく拒否</text:p>
      <text:h text:style-name="Heading_20_1" text:outline-level="1">さらなる情報</text:h>
      <text:h text:style-name="Heading_20_2" text:outline-level="2">主に歴史を知りたい人向け</text:h>
      <text:h text:style-name="Heading_20_3" text:outline-level="3">2011年のOpenOffice.org/LibreOffice</text:h>
      <text:p text:style-name="Text_20_body">http://gihyo.jp/lifestyle/column/newyear/2011/openoffice-prospect</text:p>
      <text:h text:style-name="Heading_20_3" text:outline-level="3">LibreOffice/Apache OpenOffice ～2011年の総括と新たな選択～</text:h>
      <text:p text:style-name="Text_20_body">http://gihyo.jp/lifestyle/column/newyear/2012/libreoffice-prospec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PA Pゴシック" svg:font-family="'IPA Pゴシック'"/>
    <style:font-face style:name="IPA P明朝" svg:font-family="'IPA P明朝'"/>
    <style:font-face style:name="OpenSymbol" svg:font-family="OpenSymbol"/>
    <style:font-face style:name="VL ゴシック1" svg:font-family="'VL ゴシック'"/>
    <style:font-face style:name="Bitstream Vera Sans Mono" svg:font-family="'Bitstream Vera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adornments="標準" style:font-family-generic="modern" style:font-pitch="fixed"/>
    <style:font-face style:name="VL ゴシック2" svg:font-family="'VL ゴシック'" style:font-family-generic="modern" style:font-pitch="fixed"/>
    <style:font-face style:name="IPA P明朝1" svg:font-family="'IPA P明朝'" style:font-adornments="標準" style:font-pitch="variable"/>
    <style:font-face style:name="IPA明朝" svg:font-family="IPA明朝" style:font-adornments="標準" style:font-pitch="variable"/>
    <style:font-face style:name="IPA Pゴシック1" svg:font-family="'IPA Pゴシック'" style:font-adornments="標準" style:font-family-generic="swiss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0.5pt" fo:language="en" fo:country="US" style:letter-kerning="true" style:font-name-asian="IPA P明朝" style:font-size-asian="10.5pt" style:language-asian="ja" style:country-asian="JP" style:font-name-complex="VL ゴシック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punctuation-wrap="simple" style:snap-to-layout-grid="false">
        <style:tab-stops/>
        <style:background-image/>
      </style:paragraph-properties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1.499cm" fo:margin-bottom="1cm" fo:keep-with-next="always"/>
      <style:text-properties style:font-name="IPA Pゴシック" fo:font-size="26pt" style:font-name-asian="IPA Pゴシック" style:font-size-asian="26pt" style:font-name-complex="VL ゴシック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fo:line-height="115%" fo:text-align="justify" style:justify-single-word="false" fo:text-indent="0.3cm" style:auto-text-indent="false" style:page-number="auto" fo:background-color="transparent" style:punctuation-wrap="simple">
        <style:background-image/>
      </style:paragraph-properties>
    </style:style>
    <style:style style:name="List" style:family="paragraph" style:parent-style-name="Text_20_body" style:class="list">
      <style:paragraph-properties fo:margin="100%" fo:margin-left="0cm" fo:margin-right="0cm" fo:margin-top="0cm" fo:margin-bottom="0cm" fo:text-indent="0cm" style:auto-text-indent="false"/>
      <style:text-properties style:font-name="IPA P明朝" style:font-name-asian="IPA P明朝" style:font-name-complex="VL ゴシック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IPA Pゴシック1" fo:font-size="9pt" fo:font-style="normal" style:font-name-asian="IPA Pゴシック1" style:font-size-asian="9pt" style:font-style-asian="normal" style:font-name-complex="VL ゴシック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A P明朝" style:font-name-asian="IPA P明朝" style:font-name-complex="VL ゴシック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3cm" style:page-number="auto"/>
      <style:text-properties fo:font-size="50%" fo:font-weight="normal" style:font-size-asian="50%" style:font-weight-asian="normal" style:font-size-complex="115%" style:font-weight-complex="bold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コマンドライン" style:family="paragraph" style:parent-style-name="Standard" style:class="text" style:master-page-name="">
      <style:paragraph-properties fo:line-height="100%" fo:keep-together="always" style:page-number="auto" fo:background-color="#e6e6ff" fo:padding="0.3cm" fo:border="0.06pt solid #000000" fo:keep-with-next="always" style:text-autospace="none" style:punctuation-wrap="simple" style:line-break="normal">
        <style:background-image/>
      </style:paragraph-properties>
      <style:text-properties style:font-name="Liberation Mono" style:font-name-asian="IPA明朝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cm" fo:margin-bottom="0.3cm" style:page-number="auto"/>
      <style:text-properties fo:font-size="10.5pt" fo:font-style="normal" fo:font-weight="normal" style:font-size-asian="10.5pt" style:font-style-asian="normal" style:font-weight-asian="normal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3cm"/>
      <style:text-properties fo:font-size="10pt" fo:font-weight="normal" style:font-size-asian="10pt" style:font-weight-asian="normal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2pt" fo:font-style="normal" style:font-size-asian="12pt" style:font-style-asian="normal" style:font-size-complex="14pt" style:font-style-complex="italic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IPA Pゴシック1" fo:font-size="9pt" fo:font-weight="normal" style:font-name-asian="IPA Pゴシック1" style:font-size-asian="9pt" style:font-weight-asian="normal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  <style:text-properties fo:font-size="9pt" style:font-size-asian="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PA P明朝1" fo:font-size="10pt" style:font-name-asian="IPA P明朝1" style:font-size-asian="10pt" style:font-name-complex="VL ゴシック2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9pt" style:font-size-asian="9pt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Bitstream Vera Sans Mono" fo:font-size="10pt" fo:background-color="#e6e6ff" style:font-name-asian="IPA明朝" style:font-size-asian="10pt" style:font-name-complex="FreeSeri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499cm" fo:margin-left="1.85cm" fo:margin-right="1.8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22:24:22</meta:creation-date>
    <meta:editing-duration>PT15M52S</meta:editing-duration>
    <meta:editing-cycles>12</meta:editing-cycles>
    <meta:generator>LibreOffice/3.5$Windows_x86 LibreOffice_project/165a79a-7059095-e13bb37-fef39a4-9503d18</meta:generator>
    <dc:title>DebianとLibreOffice</dc:title>
    <meta:keyword>debian libreoffice</meta:keyword>
    <dc:date>2012-06-02T23:02:48</dc:date>
    <meta:document-statistic meta:table-count="0" meta:image-count="0" meta:object-count="0" meta:page-count="4" meta:paragraph-count="119" meta:word-count="734" meta:character-count="2617" meta:non-whitespace-character-count="3043"/>
    <meta:user-defined meta:name="情報 1"/>
    <meta:user-defined meta:name="情報 2"/>
    <meta:user-defined meta:name="情報 3"/>
    <meta:user-defined meta:name="情報 4"/>
  </office:meta>
</office:document-meta>
</file>